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79af" officeooo:paragraph-rsid="001179af"/>
    </style:style>
    <style:style style:name="P2" style:family="paragraph" style:parent-style-name="Standard">
      <style:text-properties fo:language="en" fo:country="US" officeooo:rsid="001608b5"/>
    </style:style>
    <style:style style:name="P3" style:family="paragraph" style:parent-style-name="Standard">
      <style:text-properties fo:language="ru" fo:country="RU" officeooo:rsid="0018784e" officeooo:paragraph-rsid="0018784e"/>
    </style:style>
    <style:style style:name="P4" style:family="paragraph" style:parent-style-name="Standard">
      <style:text-properties officeooo:paragraph-rsid="002642cd"/>
    </style:style>
    <style:style style:name="P5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292058"/>
    </style:style>
    <style:style style:name="P6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a367a"/>
    </style:style>
    <style:style style:name="P7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c713a"/>
    </style:style>
    <style:style style:name="P8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dc7d8"/>
    </style:style>
    <style:style style:name="P9" style:family="paragraph" style:parent-style-name="Standard">
      <style:paragraph-properties fo:margin-left="0cm" fo:margin-right="0cm" fo:text-indent="1.021cm" style:auto-text-indent="false"/>
      <style:text-properties fo:language="ru" fo:country="RU" officeooo:rsid="001ffbbb" officeooo:paragraph-rsid="002e629e"/>
    </style:style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paragraph-rsid="00234d5a"/>
    </style:style>
    <style:style style:name="P12" style:family="paragraph" style:parent-style-name="Standard" style:list-style-name="L4">
      <style:text-properties officeooo:paragraph-rsid="002642cd"/>
    </style:style>
    <style:style style:name="P13" style:family="paragraph" style:parent-style-name="Standard" style:list-style-name="L4">
      <style:text-properties fo:language="en" fo:country="US" officeooo:paragraph-rsid="001179af"/>
    </style:style>
    <style:style style:name="P14" style:family="paragraph" style:parent-style-name="Standard" style:list-style-name="L4">
      <style:text-properties fo:language="en" fo:country="US" officeooo:paragraph-rsid="001c0284"/>
    </style:style>
    <style:style style:name="P15" style:family="paragraph" style:parent-style-name="Standard" style:list-style-name="L4">
      <style:text-properties fo:language="ru" fo:country="RU" officeooo:rsid="001179af" officeooo:paragraph-rsid="001ef1ab"/>
    </style:style>
    <style:style style:name="P16" style:family="paragraph" style:parent-style-name="Standard" style:list-style-name="L4">
      <style:text-properties fo:language="ru" fo:country="RU" officeooo:rsid="001179af" officeooo:paragraph-rsid="0020f766"/>
    </style:style>
    <style:style style:name="P17" style:family="paragraph" style:parent-style-name="Standard" style:list-style-name="L4">
      <style:text-properties fo:language="ru" fo:country="RU" officeooo:rsid="0020f766" officeooo:paragraph-rsid="0020f766"/>
    </style:style>
    <style:style style:name="P18" style:family="paragraph" style:parent-style-name="Standard" style:list-style-name="L4">
      <style:text-properties fo:language="ru" fo:country="RU" officeooo:rsid="00263c72" officeooo:paragraph-rsid="00263c72"/>
    </style:style>
    <style:style style:name="P19" style:family="paragraph" style:parent-style-name="Standard" style:list-style-name="L4">
      <style:text-properties officeooo:rsid="002642cd" officeooo:paragraph-rsid="002642cd"/>
    </style:style>
    <style:style style:name="P20" style:family="paragraph" style:parent-style-name="Heading_20_1">
      <style:text-properties officeooo:rsid="00271a70"/>
    </style:style>
    <style:style style:name="P21" style:family="paragraph" style:parent-style-name="Heading_20_1">
      <style:paragraph-properties fo:break-before="page"/>
      <style:text-properties officeooo:rsid="00271a70"/>
    </style:style>
    <style:style style:name="P22" style:family="paragraph" style:parent-style-name="Heading_20_2">
      <style:text-properties officeooo:rsid="002e629e"/>
    </style:style>
    <style:style style:name="P23" style:family="paragraph" style:parent-style-name="Text_20_body">
      <style:text-properties officeooo:rsid="00331131" officeooo:paragraph-rsid="00331131"/>
    </style:style>
    <style:style style:name="P24" style:family="paragraph" style:parent-style-name="Text_20_body">
      <style:text-properties officeooo:rsid="0033cba1" officeooo:paragraph-rsid="0033cba1"/>
    </style:style>
    <style:style style:name="P25" style:family="paragraph" style:parent-style-name="Text_20_body">
      <style:text-properties officeooo:rsid="0035c67a" officeooo:paragraph-rsid="0035c67a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79a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79af"/>
    </style:style>
    <style:style style:name="T4" style:family="text">
      <style:text-properties fo:language="ru" fo:country="RU" officeooo:rsid="0023c3f6"/>
    </style:style>
    <style:style style:name="T5" style:family="text">
      <style:text-properties fo:language="ru" fo:country="RU" officeooo:rsid="0027a467"/>
    </style:style>
    <style:style style:name="T6" style:family="text">
      <style:text-properties fo:language="ru" fo:country="RU" officeooo:rsid="00262a17"/>
    </style:style>
    <style:style style:name="T7" style:family="text">
      <style:text-properties fo:language="ru" fo:country="RU" officeooo:rsid="0026e207"/>
    </style:style>
    <style:style style:name="T8" style:family="text">
      <style:text-properties fo:language="ru" fo:country="RU" officeooo:rsid="00aeb835"/>
    </style:style>
    <style:style style:name="T9" style:family="text">
      <style:text-properties fo:language="ru" fo:country="RU" officeooo:rsid="001608b5"/>
    </style:style>
    <style:style style:name="T10" style:family="text">
      <style:text-properties fo:language="ru" fo:country="RU" officeooo:rsid="0018614f"/>
    </style:style>
    <style:style style:name="T11" style:family="text">
      <style:text-properties fo:language="ru" fo:country="RU" officeooo:rsid="001ad113"/>
    </style:style>
    <style:style style:name="T12" style:family="text">
      <style:text-properties fo:language="ru" fo:country="RU" officeooo:rsid="00234d5a"/>
    </style:style>
    <style:style style:name="T13" style:family="text">
      <style:text-properties fo:language="ru" fo:country="RU" officeooo:rsid="0026b7d4"/>
    </style:style>
    <style:style style:name="T14" style:family="text">
      <style:text-properties fo:language="ru" fo:country="RU" officeooo:rsid="00310dbe"/>
    </style:style>
    <style:style style:name="T15" style:family="text">
      <style:text-properties fo:language="ru" fo:country="RU" officeooo:rsid="003003ab"/>
    </style:style>
    <style:style style:name="T16" style:family="text">
      <style:text-properties fo:language="ru" fo:country="RU" officeooo:rsid="0032584f"/>
    </style:style>
    <style:style style:name="T17" style:family="text">
      <style:text-properties fo:language="ru" fo:country="RU" officeooo:rsid="0033113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5c005"/>
    </style:style>
    <style:style style:name="T20" style:family="text">
      <style:text-properties fo:language="en" fo:country="US" officeooo:rsid="001608b5"/>
    </style:style>
    <style:style style:name="T21" style:family="text">
      <style:text-properties fo:language="en" fo:country="US" officeooo:rsid="00262a17"/>
    </style:style>
    <style:style style:name="T22" style:family="text">
      <style:text-properties fo:language="en" fo:country="US" officeooo:rsid="00234d5a"/>
    </style:style>
    <style:style style:name="T23" style:family="text">
      <style:text-properties fo:language="en" fo:country="US" officeooo:rsid="00310dbe"/>
    </style:style>
    <style:style style:name="T24" style:family="text">
      <style:text-properties fo:language="en" fo:country="US" officeooo:rsid="003003ab"/>
    </style:style>
    <style:style style:name="T25" style:family="text">
      <style:text-properties officeooo:rsid="00262a17"/>
    </style:style>
    <style:style style:name="T26" style:family="text">
      <style:text-properties officeooo:rsid="001a367a"/>
    </style:style>
    <style:style style:name="T27" style:family="text">
      <style:text-properties officeooo:rsid="001cfa81"/>
    </style:style>
    <style:style style:name="T28" style:family="text">
      <style:text-properties officeooo:rsid="001ef1ab"/>
    </style:style>
    <style:style style:name="T29" style:family="text">
      <style:text-properties officeooo:rsid="001ffbbb"/>
    </style:style>
    <style:style style:name="T30" style:family="text">
      <style:text-properties officeooo:rsid="00234d5a"/>
    </style:style>
    <style:style style:name="T31" style:family="text">
      <style:text-properties officeooo:rsid="002642cd"/>
    </style:style>
    <style:style style:name="T32" style:family="text">
      <style:text-properties officeooo:rsid="00283e53"/>
    </style:style>
    <style:style style:name="T33" style:family="text">
      <style:text-properties officeooo:rsid="00288379"/>
    </style:style>
    <style:style style:name="T34" style:family="text">
      <style:text-properties officeooo:rsid="00292058"/>
    </style:style>
    <style:style style:name="T35" style:family="text">
      <style:text-properties officeooo:rsid="002af59b"/>
    </style:style>
    <style:style style:name="T36" style:family="text">
      <style:text-properties officeooo:rsid="002c713a"/>
    </style:style>
    <style:style style:name="T37" style:family="text">
      <style:text-properties officeooo:rsid="002dc7d8"/>
    </style:style>
    <style:style style:name="T38" style:family="text">
      <style:text-properties officeooo:rsid="003003ab"/>
    </style:style>
    <style:style style:name="T39" style:family="text">
      <style:text-properties officeooo:rsid="00331131"/>
    </style:style>
    <style:style style:name="T40" style:family="text">
      <style:text-properties officeooo:rsid="0035c67a"/>
    </style:style>
    <style:style style:name="T4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План статьи</text:h>
      <text:p text:style-name="Standard"/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6498377622972050912" text:style-name="L4">
        <text:list-item>
          <text:p text:style-name="P10">Краткое описание автоматизируемых <text:span text:style-name="T29">устройств</text:span> (типы устройств и датчиков, их количества в системе и т. д);</text:p>
          <text:p text:style-name="P13"><text:span text:style-name="T1">- </text:span><text:span text:style-name="T3">Задвижка(</text:span><text:span text:style-name="T4">Открыта, Закрыта, Открыть, Закрыть, Стоп, Авария, </text:span><text:span text:style-name="T5">Местное управление, Дистанционное управление, Готов к пуску, </text:span><text:span text:style-name="T11">Период открытия/закрытия, Время схода с концевиков</text:span><text:span text:style-name="T3">)</text:span></text:p>
          <text:p text:style-name="P14"><text:span text:style-name="T3">- Клапан с аналоговым управлением(</text:span><text:span text:style-name="T6">Положение клапана</text:span><text:span text:style-name="T4">, </text:span><text:span text:style-name="T6">Дистанционное управление</text:span><text:span text:style-name="T4">, </text:span><text:span text:style-name="T5">Местное управление</text:span><text:span text:style-name="T6">, Готов к пуску, Управление клапаном(</text:span><text:span text:style-name="T25">AO</text:span><text:span text:style-name="T6">),</text:span><text:span text:style-name="T7">Авария</text:span><text:span text:style-name="T11">), </text:span><text:span text:style-name="T3">)</text:span></text:p>
          <text:p text:style-name="P13"><text:span text:style-name="T3">- клапан с дискретным управлением</text:span><text:span text:style-name="T8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15">- датчики аналоговые (уровень, давление, загазованность, <text:span text:style-name="T27">расход</text:span>). <text:span text:style-name="T28">Данные датчики имеют пороговые значения(верхнее/нижнее аварийное/предупредительное): В.А.У., Н.А.У., В.П.У., Н.П.У.</text:span></text:p>
          <text:p text:style-name="P16">- датчики дискретные(аварийный уровень, аварийное давление)</text:p>
          <text:p text:style-name="P17">- исполнительное устройство(Включить, Включено, Выключено, Авария)</text:p>
          <text:p text:style-name="P16">.</text:p>
        </text:list-item>
      </text:list>
      <text:p text:style-name="P1"/>
      <text:list xml:id="list194652645154253" text:continue-numbering="true" text:style-name="L4">
        <text:list-item>
          <text:p text:style-name="P11">Описание применяемых в разработке средств (протоколы, языки) и предусмотренных для них систем тестирования:</text:p>
          <text:p text:style-name="P11"><text:span text:style-name="T30">- какие выгоды позволит получить применение связки </text:span><text:span text:style-name="T22">C++/Qt </text:span><text:span text:style-name="T12">вместо например «</text:span><text:span text:style-name="T22">.N</text:span><text:span text:style-name="T22"><office:annotation><dc:creator>&lt;анонимный&gt;</dc:creator><dc:date>2013-12-27T14:51:40</dc:date><text:p text:style-name="P26"><text:span text:style-name="T41">OpenSource проекты обычно быстрее получают комерческое применение</text:span></text:p></office:annotation></text:span><text:span text:style-name="T22">ET,</text:span><text:span text:style-name="T12">»</text:span></text:p>
          <text:p text:style-name="P11"><text:span text:style-name="T30">- </text:span>cppUnit, QtTest —<text:span text:style-name="T30"> какие выгоды планируется получить использованием стандартные библиотеки для повышения качества разрабатываемого ПО;</text:span></text:p>
          <text:p text:style-name="P11"><text:span text:style-name="T30">-</text:span> <text:span text:style-name="T19">KEPServerEx —</text:span><text:span text:style-name="T12"> какую выгоду позволит получить применение </text:span><text:span text:style-name="T22">OPC </text:span><text:span text:style-name="T12">сервера;</text:span></text:p>
          <text:p text:style-name="P18">-...............</text:p>
        </text:list-item>
      </text:list>
      <text:p text:style-name="Standard"/>
      <text:list xml:id="list194652649170081" text:continue-numbering="true" text:style-name="L4">
        <text:list-item>
          <text:p text:style-name="P12">Описание схемы построения процесса разработки через:</text:p>
          <text:p text:style-name="P19">- проектирование</text:p>
          <text:p text:style-name="P12"><text:span text:style-name="T31">-</text:span> <text:span text:style-name="T31">разработку тестов</text:span></text:p>
          <text:p text:style-name="P19">- написания классов (анализа, затем проектирования)</text:p>
          <text:p text:style-name="P12"><text:span text:style-name="T31">-</text:span>тестирование;</text:p>
        </text:list-item>
      </text:list>
      <text:p text:style-name="P4"/>
      <text:list xml:id="list194652650168937" text:continue-numbering="true" text:style-name="L4">
        <text:list-item>
          <text:p text:style-name="P10"><text:span text:style-name="T9">Методы оптимизации построения систем </text:span><text:span text:style-name="T13">автоматизации тестирования </text:span><text:span text:style-name="T9">с использованием средств, </text:span><text:span text:style-name="T10">представленных</text:span><text:span text:style-name="T9"> в (п.п.2) </text:span><text:span text:style-name="T20">(</text:span>Анализ результатов.<text:span text:style-name="T20">)</text:span></text:p>
        </text:list-item>
      </text:list>
      <text:p text:style-name="P2"/>
      <text:p text:style-name="P3">Статья на тему «Разработка систем для тестирования средств автоматизации в нефтедобывающей отрасли»</text:p>
      <text:p text:style-name="P3"/>
      <text:h text:style-name="P21" text:outline-level="1">Статья</text:h>
      <text:p text:style-name="P3"/>
      <text:h text:style-name="P22" text:outline-level="2">Введение</text:h>
      <text:p text:style-name="P5"><text:span text:style-name="T32">В настоящее время</text:span> в мире <text:span text:style-name="T33">все большее распространение получают процессы </text:span><text:s/>автоматизаци<text:span text:style-name="T33">и </text:span>и компьютеризация во всех отраслях. Эт<text:span text:style-name="T33">и процессы</text:span> коснул<text:span text:style-name="T34">и</text:span>сь и нефтедобывающей отрасли. </text:p>
      <text:p text:style-name="P7">В нефтедобывающей отрасли автоматизации требуют такие <text:span text:style-name="T35">процессы </text:span>как мониторинг <text:span text:style-name="T36">состояния технологических объектов, накопление статистической информации о их состоянии, </text:span>оповещение <text:span text:style-name="T36">обслуживающего персонала о <text:s/>возникновении </text:span>экстренной ситуации <text:span text:style-name="T36">и выполнение автоматизированных действий для предотвращения разрастания экологических угроз и человеческих жертв после возникновения нештатных ситуаций</text:span>.</text:p>
      <text:p text:style-name="P8"><text:span text:style-name="T37">Применение сложных автоматических систем управления технологическим процессом </text:span>позволит сократить затраты на обслуживание <text:span text:style-name="T37">и в то же</text:span> время <text:span text:style-name="T37">снизить <text:s/>вероятность возникновения</text:span> аварийных ситуаций.</text:p>
      <text:p text:style-name="P8"/>
      <text:h text:style-name="Heading_20_2" text:outline-level="2">Краткое описание автоматизируемых <text:span text:style-name="T29">устройств</text:span></text:h>
      <text:p text:style-name="P9"/>
      <text:p text:style-name="P8">Мониторинг <text:span text:style-name="T26"><office:annotation office:name="__Fieldmark__129_987411986"><dc:creator>&lt;анонимный&gt;</dc:creator><dc:date>2013-12-27T15:04:45</dc:date><text:p text:style-name="P26"><text:span text:style-name="T42">Переписать раздел полностью</text:span></text:p></office:annotation></text:span>датчиков позволит <text:s text:c="2"/>вовремя предупреждать оператора об износе, и не будут тратить время рабочего на фиксирование показаний каждого датчика. Ведение логов опроса позволит, если все таки произойдет аварийная ситуация, установить причину пришествия. </text:p>
      <text:p text:style-name="P6">Предполагается, что будут опрашиваться следующие датчики: датчики давления, температуры, уровня, клапан и задвижка. ПО для датчиков давления, температуры, уровня должно обеспечивать эмуляцию аналогово<text:span text:style-name="T26">го</text:span> датчика с сигналом типа: «пила». <text:span text:style-name="T26">ПО для задвижки должно обеспечивать эмуляцию задвижки т. е. <text:s/>Открыта, Закрыта, Открыть, Закрыть, Стоп, Авария, Местное управление, Дистанционное управление, Готов к пуску. ПО для клапана должно обеспечивать эмуляцию клапана с анал</text:span><text:span text:style-name="T26"><office:annotation office:name="__Fieldmark__129_987411986"><dc:creator>&lt;анонимный&gt;</dc:creator><dc:date>2013-12-27T15:04:45</dc:date><text:p text:style-name="P26"><text:span text:style-name="T42">Переписать раздел полностью</text:span></text:p></office:annotation></text:span><text:span text:style-name="T26">оговой регулировкой положения т. е. <text:s/>Положение клапана, Дистанционное управление, Готов к пуску, Управление клапаном(</text:span><text:span text:style-name="T21">AO</text:span><text:span text:style-name="T25">),Авария.</text:span></text:p>
      <text:h text:style-name="Heading_20_2" text:outline-level="2"><text:span text:style-name="T25">О</text:span>писание применяемых в разработке средств</text:h>
      <text:p text:style-name="Text_20_body"><text:span text:style-name="T38">Основой построения системы является связка языка </text:span><text:span text:style-name="T24">C++ </text:span><text:span text:style-name="T15">и фреймворка </text:span><text:span text:style-name="T24">Qt. </text:span><text:span text:style-name="T15">Данный выбор обусловлен переносимостью между различными операционными системами, удобством разработки графического интерфейса пользователя, используя средства предоставляемые </text:span><text:span text:style-name="T24">Qt. </text:span><text:span text:style-name="T15">Переносимость является одним из ключевых отличий от других подобных средств (.</text:span><text:span text:style-name="T24">NET), </text:span><text:span text:style-name="T15">а так же более низким потреблением клиентских ресурсов (</text:span><text:span text:style-name="T24">Java)</text:span><text:span text:style-name="T15">. </text:span></text:p>
      <text:p text:style-name="Text_20_body"><text:span text:style-name="T2">Так же </text:span><text:span text:style-name="T18">Qt </text:span><text:span text:style-name="T2">предоставляет встроенные средства тестирования (</text:span><text:span text:style-name="T18">QtTest), </text:span><text:span text:style-name="T2">что наряду с библиотекой </text:span><text:span text:style-name="T18">cppUnit </text:span><text:span text:style-name="T2">позволяет автоматизировать процесс тестирования системы.</text:span></text:p>
      <text:p text:style-name="Text_20_body"><text:span text:style-name="T2">Для </text:span><text:span text:style-name="T14">удобства работы с различными типами устройств применяется </text:span><text:span text:style-name="T23">OPC </text:span><text:span text:style-name="T14">сервер </text:span><text:span text:style-name="T23">(</text:span><text:span text:style-name="T19">KEPServerEx</text:span><text:span text:style-name="T23">). </text:span><text:span text:style-name="T16">Он предоставляет единый интерфейс для работы с датчиками, устройствами и т. д.</text:span></text:p>
      <text:h text:style-name="Heading_20_2" text:outline-level="2"><text:soft-page-break/><text:span text:style-name="T16">Описание схемы построения процесса разработки</text:span></text:h>
      <text:h text:style-name="Heading_20_3" text:outline-level="3"><text:span text:style-name="T39">П</text:span>роектирование</text:h>
      <text:p text:style-name="P23">На этапе проектирования в первую очередь выделяются крупные слабо-связанные блоки (классы анализа) на которые можно разбить основную систему. Под слабо-связанностью подразумевается малое число интерфейсов между этими блоками. После определения интерфейсов взаимодействия происходит разбиение классов анализа на классы проектирования — более специализированные классы, которые инкапсулируют какую-либо функцию/тип данных класса анализа. </text:p>
      <text:p text:style-name="P24">Данная схема позволяет производить последующие изменения структуры системы с минимальными трудозатратами.</text:p>
      <text:h text:style-name="Heading_20_3" text:outline-level="3"><text:span text:style-name="T39">Разработка тестов</text:span></text:h>
      <text:p text:style-name="P24"><text:span text:style-name="T39">П</text:span>осле выделения классов анализа и проектирования определяются допустимые входные и выходные данные, реакция на получение данных не соответствующего формата и т. д. На основании этих сведений и интерфейсов классов анализа и проектирования строятся тесты на соответствие реализации интерфейсов этим требованиям.</text:p>
      <text:p text:style-name="P25">Если в течение разработки требования к системе меняются — то это так же ведет к доработке созданных тестов по новым спецификациям.</text:p>
      <text:h text:style-name="Heading_20_3" text:outline-level="3"><text:span text:style-name="T39">Н</text:span>аписани<text:span text:style-name="T39">е</text:span> классов анализа</text:h>
      <text:h text:style-name="Heading_20_3" text:outline-level="3"><text:span text:style-name="T39">Н</text:span>аписани<text:span text:style-name="T39">е</text:span> классов <text:span text:style-name="T39">проектирования</text:span></text:h>
      <text:h text:style-name="Heading_20_3" text:outline-level="3"><text:span text:style-name="T17">Т</text:span><text:span text:style-name="T16">естирование</text:span></text:h>
      <text:p text:style-name="P25"><text:span text:style-name="T2">В процессе написания классов анализа и проектирования производится выполнение составленных тестов для полученных реализаций интерфейсов. В первую очередь отлаживаются классы проектирования в виду их меньшей алгоритмической слож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text-indent="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4-01-09T19:46:52.595000000</dc:date>
    <meta:editing-duration>PT43M30S</meta:editing-duration>
    <meta:editing-cycles>41</meta:editing-cycles>
    <meta:generator>LibreOffice/4.1.2.3$Windows_x86 LibreOffice_project/40b2d7fde7e8d2d7bc5a449dc65df4d08a7dd38</meta:generator>
    <meta:document-statistic meta:table-count="0" meta:image-count="0" meta:object-count="0" meta:page-count="3" meta:paragraph-count="45" meta:word-count="676" meta:character-count="5741" meta:non-whitespace-character-count="5099"/>
  </office:meta>
</office:document-meta>
</file>